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weight="bold" style:font-size-asian="10pt" style:font-weight-asian="bold" style:font-size-complex="10pt" style:font-weight-complex="bold"/>
    </style:style>
    <style:style style:name="P3" style:family="paragraph" style:parent-style-name="Standard">
      <style:text-properties fo:font-size="10pt" fo:font-weight="normal" style:font-size-asian="10pt" style:font-weight-asian="normal" style:font-size-complex="10pt" style:font-weight-complex="normal"/>
    </style:style>
    <style:style style:name="P4" style:family="paragraph" style:parent-style-name="Standard">
      <style:text-properties fo:font-size="15pt" style:font-size-asian="15pt" style:font-size-complex="15pt"/>
    </style:style>
    <style:style style:name="P5" style:family="paragraph" style:parent-style-name="Standard">
      <style:text-properties style:font-name="sans-serif" fo:font-size="10pt" fo:font-weight="bold" style:font-size-asian="10pt" style:font-weight-asian="bold" style:font-size-complex="10pt" style:font-weight-complex="bold"/>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list-style-name="L1">
      <style:text-properties fo:font-size="10pt" fo:font-weight="normal" style:font-size-asian="10pt" style:font-weight-asian="normal" style:font-size-complex="10pt" style:font-weight-complex="normal"/>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MI TFG</text:p>
      <text:p text:style-name="P1"/>
      <text:p text:style-name="P5">Portada del TFG </text:p>
      <text:p text:style-name="P5"/>
      <text:p text:style-name="P5">Primera pagina del TFG</text:p>
      <text:p text:style-name="P5"/>
      <text:p text:style-name="P5">Página de Calificación </text:p>
      <text:p text:style-name="P5"/>
      <text:p text:style-name="P5">Resumen </text:p>
      <text:p text:style-name="P5"/>
      <text:p text:style-name="P5">Abstract </text:p>
      <text:p text:style-name="P5"/>
      <text:p text:style-name="P5">Agradecimientos, dedicatorias </text:p>
      <text:p text:style-name="P5"/>
      <text:p text:style-name="P5">Índice </text:p>
      <text:p text:style-name="P2"/>
      <text:p text:style-name="P2">Capitulo 1: Introduccion</text:p>
      <text:p text:style-name="P3">Planteamos la motivacion, alte movtive del tfg <text:s/>(nos interesan mecanmos de generacion de objetos)</text:p>
      <text:p text:style-name="P3">Introduccimos el concepto de Autoenccoder y mencionamos los vae</text:p>
      <text:p text:style-name="P3"/>
      <text:p text:style-name="P2">Capitulo 2: Objetivos</text:p>
      <text:p text:style-name="P9">Crear una aplicacion que genere fuentes y tipos de letra orginales</text:p>
      <text:p text:style-name="P3">Para cumplir con eso tenemos:</text:p>
      <text:list xml:id="list103847473250577769" text:style-name="L1">
        <text:list-item>
          <text:p text:style-name="P7">investigacion (Estudio autoencoders y VAEs como generadores de objetos)</text:p>
        </text:list-item>
        <text:list-item>
          <text:p text:style-name="P7">desarrolllo (Andorid, nube, flask, api rest, cletne servidor y toda esa pesca)</text:p>
        </text:list-item>
      </text:list>
      <text:p text:style-name="P3"/>
      <text:p text:style-name="P2">Capitulo 3: Investigacion y desarrollo</text:p>
      <text:p text:style-name="P3">Contamos nuestra experiencia de investigacion, asi como lso conocimientos adquiridos, el como los hemos adquirido, odnde, y en cuanto tiempo. Relatar la tarea de investigacion y justificarla co <text:s/>conocimientos adquiridos</text:p>
      <text:p text:style-name="P3">Empezando por el deep learning -&gt; autoencoders -&gt; Vaes todo esto bien detallado y explicado todo lo aprendido/leido de lo investigatorio</text:p>
      <text:p text:style-name="P3">Empezando por la nube, y contar todo lo tecnologico, todo lo aprendido/leido de lo tecnologico</text:p>
      <text:p text:style-name="P3"/>
      <text:p text:style-name="P2">Capitulo 4: Metodologia</text:p>
      <text:p text:style-name="P3">Metodologia explicarla, y explicar nuestros sprint y como va cada historia de usuario</text:p>
      <text:p text:style-name="P3"/>
      <text:p text:style-name="P2">Capitulo 5: El sistema</text:p>
      <text:p text:style-name="P3">Explicamos como nla meotologia de trabajo ha creado el sistema, asi como los requsiisitos capturados, las fases del trabajo, mayormente ene ste capitulo explicariamos el como se ha ido contruyendo el sistema, asi com el sistema final y su funcinamiento/partes</text:p>
      <text:p text:style-name="P3">Vision general y estructural</text:p>
      <text:p text:style-name="P3">Casos de uso para explicar el diseño funcional, con una explicacion bien explicada</text:p>
      <text:p text:style-name="P3">Diseño tecnico (Ni una screen del codigo) cond iagramas guapos </text:p>
      <text:p text:style-name="P3"/>
      <text:p text:style-name="P2">Capitulo 6:<text:span text:style-name="T1"> Conclusiuones, ampliaciones del proyecto, otras aplicaciones de esta tecnologia, etc. </text:span></text:p>
      <text:p text:style-name="P2"><text:span text:style-name="T1"/></text:p>
      <text:p text:style-name="P2"><text:span text:style-name="T1">Siempre empezan con, nos pusimos este objetivo y lo hemos cumplido.</text:span></text:p>
      <text:p text:style-name="P2"><text:span text:style-name="T1"/></text:p>
      <text:p text:style-name="P2"><text:span text:style-name="T1">Y hablas de los otras movidas que spueden montar </text:span></text:p>
      <text:p text:style-name="P2"><text:span text:style-name="T1"/></text:p>
      <text:p text:style-name="P2"><text:span text:style-name="T1">Ambos son trabajos futuro tanto tecnologia como el sistema</text:span></text:p>
      <text:p text:style-name="P2"><text:span text:style-name="T1"/></text:p>
      <text:p text:style-name="P2">BIBLIORAFIA</text:p>
      <text:p text:style-name="P2">ANEXO <text:span text:style-name="T1">manual de usuario, ejemplos de fuentes generadas</text:span></text:p>
      <text:p text:style-name="P2"/>
      <text:p text:style-name="P2">Referencias preferiables</text:p>
      <text:p text:style-name="P2">Referencias de primer nvel – PAPER CENTIFICOS</text:p>
      <text:p text:style-name="P2">2º – REFERENCIAS DE LIBROS</text:p>
      <text:p text:style-name="P2">3º – BLOG Y TA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8M17S</meta:editing-duration>
    <meta:editing-cycles>6</meta:editing-cycles>
    <meta:generator>OpenOffice/4.1.5$Win32 OpenOffice.org_project/415m1$Build-9789</meta:generator>
    <dc:date>2018-04-10T18:29:41.82</dc:date>
    <dc:creator>javier </dc:creator>
    <meta:document-statistic meta:table-count="0" meta:image-count="0" meta:object-count="0" meta:page-count="1" meta:paragraph-count="37" meta:word-count="312" meta:character-count="2068"/>
    <meta:user-defined meta:name="Info 1"/>
    <meta:user-defined meta:name="Info 2"/>
    <meta:user-defined meta:name="Info 3"/>
    <meta:user-defined meta:name="Info 4"/>
  </office:meta>
</office:document-meta>
</file>